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011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6.181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9.317cm"/>
    </style:style>
    <style:style style:name="co21" style:family="table-column">
      <style:table-column-properties fo:break-before="auto" style:column-width="4.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1.912cm"/>
    </style:style>
    <style:style style:name="co24" style:family="table-column">
      <style:table-column-properties fo:break-before="auto" style:column-width="5.017cm"/>
    </style:style>
    <style:style style:name="co25" style:family="table-column">
      <style:table-column-properties fo:break-before="auto" style:column-width="5.987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2.817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4.951cm"/>
    </style:style>
    <style:style style:name="co31" style:family="table-column">
      <style:table-column-properties fo:break-before="auto" style:column-width="4.078cm"/>
    </style:style>
    <style:style style:name="co32" style:family="table-column">
      <style:table-column-properties fo:break-before="auto" style:column-width="4.789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6.341cm"/>
    </style:style>
    <style:style style:name="co35" style:family="table-column">
      <style:table-column-properties fo:break-before="auto" style:column-width="3.239cm"/>
    </style:style>
    <style:style style:name="co36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51">
            <text:p>151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7">
            <text:p>147</text:p>
          </table:table-cell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68">
            <text:p>168</text:p>
          </table:table-cell>
          <table:table-cell/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18">
            <text:p>118</text:p>
          </table:table-cell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1">
            <text:p>101</text:p>
          </table:table-cell>
          <table:table-cell/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90">
            <text:p>90</text:p>
          </table:table-cell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IATIActivities.xml</text:p>
          </table:table-cell>
          <table:table-cell/>
          <table:table-cell office:value-type="float" office:value="1537">
            <text:p>1537</text:p>
          </table:table-cell>
          <table:table-cell office:value-type="float" office:value="777">
            <text:p>777</text:p>
          </table:table-cell>
          <table:table-cell office:value-type="string">
            <text:p>2012-02-01T07:42:29.5513844-08:00</text:p>
          </table:table-cell>
          <table:table-cell table:style-name="ce1" office:value-type="string">
            <text:p>2012-01-31 08:00:0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1552">
            <text:p>1552</text:p>
          </table:table-cell>
          <table:table-cell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office:value-type="float" office:value="2328">
            <text:p>2328</text:p>
          </table:table-cell>
          <table:table-cell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office:value-type="float" office:value="223">
            <text:p>223</text:p>
          </table:table-cell>
          <table:table-cell office:value-type="float" office:value="201">
            <text:p>201</text:p>
          </table:table-cell>
          <table:table-cell office:value-type="float" office:value="25.9">
            <text:p>25.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office:value-type="float" office:value="569">
            <text:p>569</text:p>
          </table:table-cell>
          <table:table-cell office:value-type="float" office:value="567">
            <text:p>567</text:p>
          </table:table-cell>
          <table:table-cell office:value-type="float" office:value="73.1">
            <text:p>73.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2" office:value-type="float" office:value="739">
            <text:p>739</text:p>
          </table:table-cell>
          <table:table-cell office:value-type="float" office:value="95.2">
            <text:p>95.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776">
            <text:p>776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760">
            <text:p>76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both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312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307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304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300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92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92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88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85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multiple countries that don't add up to 100%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312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312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308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89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9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85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86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85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78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multiple regions that don't add up to 100%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92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Activities.xml</text:p>
          </table:table-cell>
          <table:table-cell office:value-type="string">
            <text:p>US-EIN-941655673-28467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2328">
            <text:p>2328</text:p>
          </table:table-cell>
          <table:table-cell office:value-type="float" office:value="776">
            <text:p>77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table:number-columns-repeated="2" office:value-type="float" office:value="776">
            <text:p>776</text:p>
          </table:table-cell>
        </table:table-row>
        <table:table-row table:style-name="ro1">
          <table:table-cell/>
          <table:table-cell office:value-type="string">
            <text:p>Extending</text:p>
          </table:table-cell>
          <table:table-cell table:number-columns-repeated="2" office:value-type="float" office:value="776">
            <text:p>776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776">
            <text:p>776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60">
            <text:p>60</text:p>
          </table:table-cell>
          <table:table-cell office:value-type="float" office:value="1552">
            <text:p>1552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table:number-columns-repeated="2" office:value-type="float" office:value="776">
            <text:p>776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US-EIN-941655673</text:p>
          </table:table-cell>
          <table:table-cell office:value-type="float" office:value="1552">
            <text:p>1552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/>
          <table:table-cell office:value-type="string">
            <text:p>US-EIN-132890727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941156365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212">
            <text:p>212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/>
          <table:table-cell office:value-type="string">
            <text:p>US-EIN-41169470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0421036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7279500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030745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77015578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52152497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30024525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23737815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06064697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52108145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26268179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260126537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20445139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52181827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52210059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US-EIN-94603649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94153956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26065127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3021403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US-EIN-76062080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743093659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20800314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55082546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13162404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58236816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US-EIN-04210358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980401231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US-EIN-56107108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13164414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604144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11380328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94321310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US-EIN-52123198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22127884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52095475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US-EIN-04210359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US-EIN-5221486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06160836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US-EIN-52235133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US-EIN-54190188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52081207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94306778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3019657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US-EIN-51017551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US-EIN-06072648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38600598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US-EIN-9422784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1332870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18374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8145471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840399006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94266321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13168700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US-EIN-52159139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8414354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8011887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061660068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73070732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204365831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US-EIN-30012651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2628524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3706911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US-EIN-521067541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US-EIN-54600171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03038277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98033871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26316134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0853074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95254453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52231055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58159313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1623838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53023532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911157127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1356477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15053208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26446225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41142527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74292388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13184545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8106230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39600649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580447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US-EIN-01057979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95600614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13559809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13366973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23741300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322833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51019850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US-EIN-52059511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US-EIN-52123456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94600212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13611021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24600037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05025880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84600055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04261969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3310077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4194051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2224121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20517083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23276420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6053212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64093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3623646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68137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301966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6150967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8003743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2165427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-EIN-31640159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805480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06165259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566087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2150108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81030240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04220014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52169877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5220737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6132498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209829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2128974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9860011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04163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20594796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3638958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6094285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9111481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234157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52194112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2227757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0421035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13162816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74302653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8135314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63067645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US-EIN-13055204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194514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04210439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84041266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31179404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47055382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211967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81600164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0216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0088172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4606989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36193003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162410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168503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US-EIN-5460553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11610712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287580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1338702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8035297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8600098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1544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6617204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3639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36218196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1902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4164627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04248218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13339200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4116851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16001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3020461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52147613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US-EIN-94276076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4151217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09076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9901616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82057449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13284758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52122451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23743216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-EIN-043060549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sector" table:style-name="ta1" table:print="false">
        <table:table-column table:style-name="co27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table:number-columns-repeated="2" office:value-type="float" office:value="776">
            <text:p>776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6">
            <text:p>77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table:number-columns-repeated="2" office:value-type="float" office:value="776">
            <text:p>77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0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13</dc:date>
    <dc:creator>david </dc:creator>
    <meta:editing-duration>PT00H02M01S</meta:editing-duration>
    <meta:editing-cycles>2</meta:editing-cycles>
    <meta:generator>OpenOffice.org/3.2$Unix OpenOffice.org_project/320m12$Build-9483</meta:generator>
    <meta:document-statistic meta:table-count="10" meta:cell-count="1440" meta:object-count="0"/>
  </office:meta>
</office:document-meta>
</file>